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paragraph-rsid="001d4d74"/>
    </style:style>
    <style:style style:name="P3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4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5" style:family="paragraph" style:parent-style-name="Standard">
      <style:text-properties fo:language="en" fo:country="US" officeooo:rsid="001d4d74" officeooo:paragraph-rsid="001d4d74"/>
    </style:style>
    <style:style style:name="P6" style:family="paragraph" style:parent-style-name="Standard">
      <style:text-properties style:font-name="Bitstream Vera Sans Mono" fo:font-size="9pt" officeooo:paragraph-rsid="0020a267" style:font-size-asian="9pt" style:font-size-complex="9pt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1c7cd1"/>
    </style:style>
    <style:style style:name="T3" style:family="text">
      <style:text-properties fo:language="en" fo:country="US" officeooo:rsid="001d4d74"/>
    </style:style>
    <style:style style:name="T4" style:family="text">
      <style:text-properties fo:language="en" fo:country="US" officeooo:rsid="0020a267"/>
    </style:style>
    <style:style style:name="T5" style:family="text">
      <style:text-properties fo:language="ru" fo:country="RU" officeooo:rsid="001c7cd1"/>
    </style:style>
    <style:style style:name="T6" style:family="text">
      <style:text-properties officeooo:rsid="001d4d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3"/>
            <text:p text:style-name="P3">Лабораторная работа № <text:span text:style-name="T2">3</text:span></text:p>
            <text:p text:style-name="P3"><text:span text:style-name="T5">Синтаксический</text:span> анализ транслируемой программы</text:p>
          </table:table-cell>
          <table:table-cell table:style-name="Таблица1.A1" office:value-type="string">
            <text:p text:style-name="P3">Студент<text:span text:style-name="T1">ы</text:span></text:p>
          </table:table-cell>
          <table:table-cell table:style-name="Таблица1.C1" office:value-type="string">
            <text:p text:style-name="P4">Стрельцов В. О.</text:p>
            <text:p text:style-name="P4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3">Группа</text:p>
          </table:table-cell>
          <table:table-cell table:style-name="Таблица1.C2" office:value-type="string">
            <text:p text:style-name="P3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3">Преподаватель</text:p>
          </table:table-cell>
          <table:table-cell table:style-name="Таблица1.C2" office:value-type="string">
            <text:p text:style-name="P3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6">Входной файл для </text:span><text:span text:style-name="T3">Bison</text:span></text:p>
      <text:p text:style-name="P5"/>
      <text:p text:style-name="P6"><text:span text:style-name="T4">%{</text:span></text:p>
      <text:p text:style-name="P6"><text:span text:style-name="T4"/></text:p>
      <text:p text:style-name="P6"><text:span text:style-name="T4">#include &lt;stdio.h&gt;</text:span></text:p>
      <text:p text:style-name="P6"><text:span text:style-name="T4">#include "parser.tab.h"</text:span></text:p>
      <text:p text:style-name="P6"><text:span text:style-name="T4">#include "parser_structs.h"</text:span></text:p>
      <text:p text:style-name="P6"><text:span text:style-name="T4">#include "parser_funcs.h"</text:span></text:p>
      <text:p text:style-name="P6"><text:span text:style-name="T4"/></text:p>
      <text:p text:style-name="P6"><text:span text:style-name="T4">extern int yylex(void);</text:span></text:p>
      <text:p text:style-name="P6"><text:span text:style-name="T4">void yyerror(const char * str);</text:span></text:p>
      <text:p text:style-name="P6"><text:span text:style-name="T4"/></text:p>
      <text:p text:style-name="P6"><text:span text:style-name="T4">struct program_struct * root;</text:span></text:p>
      <text:p text:style-name="P6"><text:span text:style-name="T4"/></text:p>
      <text:p text:style-name="P6"><text:span text:style-name="T4">int idCounter = 0;</text:span></text:p>
      <text:p text:style-name="P6"><text:span text:style-name="T4"/></text:p>
      <text:p text:style-name="P6"><text:span text:style-name="T4">%}</text:span></text:p>
      <text:p text:style-name="P6"><text:span text:style-name="T4"/></text:p>
      <text:p text:style-name="P6"><text:span text:style-name="T4">%union {</text:span></text:p>
      <text:p text:style-name="P6"><text:span text:style-name="T4"><text:s text:c="4"/>int <text:s text:c="25"/>semantic_int;</text:span></text:p>
      <text:p text:style-name="P6"><text:span text:style-name="T4"><text:s text:c="4"/>char <text:s text:c="24"/>semantic_char;</text:span></text:p>
      <text:p text:style-name="P6"><text:span text:style-name="T4"><text:s text:c="4"/>char <text:s text:c="22"/>* semantic_string;</text:span></text:p>
      <text:p text:style-name="P6"><text:span text:style-name="T4"><text:s text:c="4"/>int <text:s text:c="25"/>semantic_bool;</text:span></text:p>
      <text:p text:style-name="P6"><text:span text:style-name="T4"><text:s text:c="4"/>char <text:s text:c="22"/>* semantic_id;</text:span></text:p>
      <text:p text:style-name="P6"><text:span text:style-name="T4"><text:s text:c="4"/>struct program_struct <text:s text:c="5"/>* semantic_program;</text:span></text:p>
      <text:p text:style-name="P6"><text:span text:style-name="T4"><text:s text:c="4"/>struct s_expr_struct <text:s text:c="6"/>* semantic_s_expr;</text:span></text:p>
      <text:p text:style-name="P6"><text:span text:style-name="T4"><text:s text:c="4"/>struct s_expr_list_struct <text:s/>* semantic_s_expr_list;</text:span></text:p>
      <text:p text:style-name="P6"><text:span text:style-name="T4"><text:s text:c="4"/>struct list_struct <text:s text:c="8"/>* semantic_list;</text:span></text:p>
      <text:p text:style-name="P6"><text:span text:style-name="T4">}</text:span></text:p>
      <text:p text:style-name="P6"><text:span text:style-name="T4"/></text:p>
      <text:p text:style-name="P6"><text:span text:style-name="T4">%error-verbose</text:span></text:p>
      <text:p text:style-name="P6"><text:span text:style-name="T4"/></text:p>
      <text:p text:style-name="P6"><text:span text:style-name="T4">%type <text:s text:c="2"/>&lt;semantic_program&gt; <text:s text:c="5"/>program</text:span></text:p>
      <text:p text:style-name="P6"><text:span text:style-name="T4">%type <text:s text:c="2"/>&lt;semantic_s_expr&gt; <text:s text:c="6"/>s_expr</text:span></text:p>
      <text:p text:style-name="P6"><text:span text:style-name="T4">%type <text:s text:c="2"/>&lt;semantic_s_expr_list&gt; <text:s/>s_expr_list</text:span></text:p>
      <text:p text:style-name="P6"><text:span text:style-name="T4">%type <text:s text:c="2"/>&lt;semantic_list&gt; <text:s text:c="8"/>list</text:span></text:p>
      <text:p text:style-name="P6"><text:span text:style-name="T4"/></text:p>
      <text:p text:style-name="P6"><text:span text:style-name="T4">%token <text:s/>&lt;semantic_int&gt; <text:s text:c="9"/>INT</text:span></text:p>
      <text:p text:style-name="P6"><text:span text:style-name="T4">%token <text:s/>&lt;semantic_char&gt; <text:s text:c="8"/>CHAR</text:span></text:p>
      <text:p text:style-name="P6"><text:span text:style-name="T4">%token <text:s/>&lt;semantic_string&gt; <text:s text:c="6"/>STRING</text:span></text:p>
      <text:p text:style-name="P6"><text:span text:style-name="T4">%token <text:s/>&lt;semantic_bool&gt; <text:s text:c="8"/>BOOL</text:span></text:p>
      <text:p text:style-name="P6"><text:span text:style-name="T4">%token <text:s/>&lt;semantic_id&gt; <text:s text:c="10"/>ID</text:span></text:p>
      <text:p text:style-name="P6"><text:span text:style-name="T4"/></text:p>
      <text:p text:style-name="P6"><text:span text:style-name="T4">%token GRTR_EQ</text:span></text:p>
      <text:p text:style-name="P6"><text:span text:style-name="T4">%token LESS_EQ</text:span></text:p>
      <text:p text:style-name="P6"><text:span text:style-name="T4">%token AND</text:span></text:p>
      <text:p text:style-name="P6"><text:span text:style-name="T4">%token OR</text:span></text:p>
      <text:p text:style-name="P6"><text:span text:style-name="T4">%token NOT</text:span></text:p>
      <text:p text:style-name="P6"><text:span text:style-name="T4"/></text:p>
      <text:p text:style-name="P6"><text:span text:style-name="T4">%token LOOP</text:span></text:p>
      <text:p text:style-name="P6"><text:span text:style-name="T4">%token FOR</text:span></text:p>
      <text:p text:style-name="P6"><text:span text:style-name="T4">%token IN</text:span></text:p>
      <text:p text:style-name="P6"><text:span text:style-name="T4">%token FROM</text:span></text:p>
      <text:p text:style-name="P6"><text:span text:style-name="T4">%token TO</text:span></text:p>
      <text:p text:style-name="P6"><text:span text:style-name="T4">%token PROGN</text:span></text:p>
      <text:p text:style-name="P6"><text:span text:style-name="T4">%token SETF</text:span></text:p>
      <text:p text:style-name="P6"><text:soft-page-break/><text:span text:style-name="T4">%token IF</text:span></text:p>
      <text:p text:style-name="P6"><text:span text:style-name="T4"/></text:p>
      <text:p text:style-name="P6"><text:span text:style-name="T4">%start program</text:span></text:p>
      <text:p text:style-name="P6"><text:span text:style-name="T4"/></text:p>
      <text:p text:style-name="P6"><text:span text:style-name="T4">%%</text:span></text:p>
      <text:p text:style-name="P6"><text:span text:style-name="T4"/></text:p>
      <text:p text:style-name="P6"><text:span text:style-name="T4">program : s_expr <text:s text:c="23"/>{}</text:span></text:p>
      <text:p text:style-name="P6"><text:span text:style-name="T4"><text:s text:c="8"/>;</text:span></text:p>
      <text:p text:style-name="P6"><text:span text:style-name="T4"/></text:p>
      <text:p text:style-name="P6"><text:span text:style-name="T4">s_expr : INT <text:s text:c="27"/>{}</text:span></text:p>
      <text:p text:style-name="P6"><text:span text:style-name="T4"><text:s text:c="7"/>| CHAR <text:s text:c="26"/>{}</text:span></text:p>
      <text:p text:style-name="P6"><text:span text:style-name="T4"><text:s text:c="7"/>| STRING <text:s text:c="24"/>{}</text:span></text:p>
      <text:p text:style-name="P6"><text:span text:style-name="T4"><text:s text:c="7"/>| BOOL <text:s text:c="26"/>{}</text:span></text:p>
      <text:p text:style-name="P6"><text:span text:style-name="T4"><text:s text:c="7"/>| ID <text:s text:c="28"/>{}</text:span></text:p>
      <text:p text:style-name="P6"><text:span text:style-name="T4"><text:s text:c="7"/>| list <text:s text:c="26"/>{}</text:span></text:p>
      <text:p text:style-name="P6"><text:span text:style-name="T4"><text:s text:c="7"/>;</text:span></text:p>
      <text:p text:style-name="P6"><text:span text:style-name="T4"/></text:p>
      <text:p text:style-name="P6"><text:span text:style-name="T4">s_expr_list : s_expr <text:s text:c="19"/>{}</text:span></text:p>
      <text:p text:style-name="P6"><text:span text:style-name="T4"><text:s text:c="12"/>| s_expr_list s_expr <text:s text:c="7"/>{}</text:span></text:p>
      <text:p text:style-name="P6"><text:span text:style-name="T4"><text:s text:c="12"/>;</text:span></text:p>
      <text:p text:style-name="P6"><text:span text:style-name="T4"/></text:p>
      <text:p text:style-name="P6"><text:span text:style-name="T4">list : '(' ')' <text:s text:c="43"/>{}</text:span></text:p>
      <text:p text:style-name="P6"><text:span text:style-name="T4"><text:s text:c="5"/>| '(' ID s_expr_list ')' <text:s text:c="28"/>{}</text:span></text:p>
      <text:p text:style-name="P6"><text:span text:style-name="T4"><text:s text:c="5"/>| '\'' s_expr <text:s text:c="39"/>{}</text:span></text:p>
      <text:p text:style-name="P6"><text:span text:style-name="T4"/></text:p>
      <text:p text:style-name="P6"><text:span text:style-name="T4"><text:s text:c="5"/>| '(' LOOP FOR ID IN list s_expr ')' <text:s text:c="16"/>{}</text:span></text:p>
      <text:p text:style-name="P6"><text:span text:style-name="T4"><text:s text:c="5"/>| '(' LOOP FOR ID FROM s_expr TO s_expr s_expr ')' <text:s text:c="2"/>{}</text:span></text:p>
      <text:p text:style-name="P6"><text:span text:style-name="T4"><text:s text:c="5"/>| '(' PROGN s_expr_list ')' <text:s text:c="25"/>{}</text:span></text:p>
      <text:p text:style-name="P6"><text:span text:style-name="T4"><text:s text:c="5"/>| '(' SETF ID s_expr ')' <text:s text:c="28"/>{}</text:span></text:p>
      <text:p text:style-name="P6"><text:span text:style-name="T4"><text:s text:c="5"/>| '(' IF s_expr s_expr ')' <text:s text:c="26"/>{}</text:span></text:p>
      <text:p text:style-name="P6"><text:span text:style-name="T4"><text:s text:c="5"/>| '(' IF s_expr s_expr s_expr ')' <text:s text:c="19"/>{}</text:span></text:p>
      <text:p text:style-name="P6"><text:span text:style-name="T4"><text:s text:c="5"/>;</text:span></text:p>
      <text:p text:style-name="P6"><text:span text:style-name="T4"/></text:p>
      <text:p text:style-name="P6"><text:span text:style-name="T4">%%</text:span></text:p>
      <text:p text:style-name="P6"><text:span text:style-name="T4"/></text:p>
      <text:p text:style-name="P6"><text:span text:style-name="T4">void yyerror(const char * str) {</text:span></text:p>
      <text:p text:style-name="P6"><text:span text:style-name="T4"><text:s text:c="4"/>printf("error: %s\n", str);</text:span></text:p>
      <text:p text:style-name="P6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0-10T11:41:59</dc:date>
    <meta:editing-duration>PT2M7S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2" meta:paragraph-count="83" meta:word-count="254" meta:character-count="2360" meta:non-whitespace-character-count="1386"/>
  </office:meta>
</office:document-meta>
</file>